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gr4" style:family="graphic" style:parent-style-name="objectwithoutfill">
      <style:graphic-properties draw:marker-start="Arrow" draw:marker-start-width="0.3cm" draw:marker-end="" draw:marker-end-width="0.3cm" draw:fill="none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redeterminado">
        <draw:custom-shape draw:style-name="gr1" draw:text-style-name="P1" xml:id="id1" draw:id="id1" draw:layer="layout" svg:width="4.5cm" svg:height="1.7cm" svg:x="2.6cm" svg:y="1.9cm">
          <text:p text:style-name="P1">Ataca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1.7cm" svg:x="8.601cm" svg:y="1.901cm">
          <text:p text:style-name="P1">Cliente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1" draw:layer="layout" svg:width="4.5cm" svg:height="1.7cm" svg:x="14.601cm" svg:y="1.901cm">
          <text:p text:style-name="P1">Servidor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1" draw:layer="layout" draw:type="line" svg:x1="4.85cm" svg:y1="3.6cm" svg:x2="4.85cm" svg:y2="13.5cm" draw:start-shape="id1" draw:start-glue-point="2" svg:d="M4850 3600v9900" svg:viewBox="0 0 1 9901">
          <text:p/>
        </draw:connector>
        <draw:connector draw:style-name="gr2" draw:text-style-name="P1" draw:layer="layout" draw:type="line" svg:x1="10.85cm" svg:y1="3.6cm" svg:x2="10.85cm" svg:y2="13.5cm" svg:d="M10850 3600v9900" svg:viewBox="0 0 1 9901">
          <text:p/>
        </draw:connector>
        <draw:connector draw:style-name="gr2" draw:text-style-name="P1" draw:layer="layout" draw:type="line" svg:x1="16.85cm" svg:y1="3.6cm" svg:x2="16.85cm" svg:y2="13.5cm" svg:d="M16850 3600v9900" svg:viewBox="0 0 1 9901">
          <text:p/>
        </draw:connector>
        <draw:line draw:style-name="gr3" draw:text-style-name="P1" draw:layer="layout" svg:x1="4.8cm" svg:y1="7.6cm" svg:x2="16.8cm" svg:y2="9.6cm">
          <text:p text:style-name="P1">RST C-&gt;S</text:p>
          <text:p text:style-name="P1"/>
        </draw:line>
        <draw:line draw:style-name="gr4" draw:text-style-name="P1" draw:layer="layout" svg:x1="10.8cm" svg:y1="7.45cm" svg:x2="16.8cm" svg:y2="5.55cm">
          <text:p text:style-name="P1">SYN+ACK S-&gt;C</text:p>
          <text:p text:style-name="P1"/>
        </draw:line>
        <draw:line draw:style-name="gr3" draw:text-style-name="P1" draw:layer="layout" svg:x1="10.8cm" svg:y1="3.55cm" svg:x2="16.8cm" svg:y2="5.45cm">
          <text:p text:style-name="P1">SYN C-&gt;S</text:p>
          <text:p text:style-name="P1"/>
        </draw:line>
        <draw:line draw:style-name="gr3" draw:text-style-name="P1" draw:layer="layout" svg:x1="10.8cm" svg:y1="9.5cm" svg:x2="16.8cm" svg:y2="11.4cm">
          <text:p text:style-name="P1">ACK C-&gt;S</text:p>
          <text:p text:style-name="P1"/>
        </draw:line>
        <draw:line draw:style-name="gr4" draw:text-style-name="P1" draw:layer="layout" svg:x1="10.801cm" svg:y1="13.273cm" svg:x2="16.801cm" svg:y2="11.373cm">
          <text:p text:style-name="P1">RST S-&gt;C</text:p>
          <text:p text:style-name="P1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Nimbus Roman No9 L" svg:font-family="'Nimbus Roman No9 L'" style:font-family-generic="roman" style:font-pitch="variable"/>
    <style:font-face style:name="Nimbus Sans L" svg:font-family="'Nimbus Sans L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Nimbus Roman No9 L" fo:font-size="24pt" fo:language="es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Nimbus Sans L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terminado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Eugenio Pérez Martín</meta:initial-creator>
    <meta:creation-date>2014-08-26T19:52:01.130700871</meta:creation-date>
    <dc:date>2014-08-26T20:12:39.351993792</dc:date>
    <dc:creator>Eugenio Pérez Martín</dc:creator>
    <meta:editing-duration>PT5M27S</meta:editing-duration>
    <meta:editing-cycles>1</meta:editing-cycles>
    <meta:document-statistic meta:object-count="11"/>
    <meta:generator>LibreOffice/4.2.5.2$Linux_X86_64 LibreOffice_project/420m0$Build-2</meta:generator>
  </office:meta>
</office:document-meta>
</file>